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205fc"/>
    </style:style>
    <style:style style:name="P2" style:family="paragraph" style:parent-style-name="Standard" style:list-style-name="L1">
      <style:text-properties fo:font-weight="bold" officeooo:paragraph-rsid="001205fc" style:font-weight-asian="bold" style:font-weight-complex="bold"/>
    </style:style>
    <style:style style:name="P3" style:family="paragraph" style:parent-style-name="Standard">
      <style:text-properties style:use-window-font-color="true" style:font-name="DejaVu Sans" fo:font-size="12pt" officeooo:rsid="001205fc" officeooo:paragraph-rsid="001205fc" style:font-size-asian="12pt" style:font-size-complex="12pt"/>
    </style:style>
    <style:style style:name="P4" style:family="paragraph" style:parent-style-name="Standard">
      <style:text-properties style:use-window-font-color="true" style:font-name="DejaVu Sans" fo:font-size="12pt" officeooo:rsid="001205fc" officeooo:paragraph-rsid="001205fc" style:font-name-asian="Arial-BoldMT" style:font-size-asian="12pt" style:font-name-complex="Arial-BoldMT" style:font-size-complex="12pt"/>
    </style:style>
    <style:style style:name="P5" style:family="paragraph" style:parent-style-name="Standard">
      <style:text-properties style:use-window-font-color="true" style:font-name="DejaVu Sans" fo:font-size="12pt" officeooo:rsid="001205fc" officeooo:paragraph-rsid="0012426f" style:font-name-asian="Arial-BoldMT" style:font-size-asian="12pt" style:font-name-complex="Arial-BoldMT" style:font-size-complex="12pt"/>
    </style:style>
    <style:style style:name="P6" style:family="paragraph" style:parent-style-name="Standard" style:list-style-name="L2">
      <style:text-properties officeooo:paragraph-rsid="001205fc"/>
    </style:style>
    <style:style style:name="T1" style:family="text">
      <style:text-properties officeooo:rsid="001205fc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205fc"/>
    </style:style>
    <style:style style:name="T4" style:family="text">
      <style:text-properties style:font-name-asian="Arial-BoldMT"/>
    </style:style>
    <style:style style:name="T5" style:family="text">
      <style:text-properties style:font-name-asian="Arial-BoldMT" style:font-name-complex="Arial-BoldMT"/>
    </style:style>
    <style:style style:name="T6" style:family="text">
      <style:text-properties officeooo:rsid="001205fc" style:font-name-asian="Arial-BoldMT"/>
    </style:style>
    <style:style style:name="T7" style:family="text">
      <style:text-properties style:font-name-complex="Arial-BoldMT"/>
    </style:style>
    <style:style style:name="T8" style:family="text">
      <style:text-properties officeooo:rsid="001205fc" style:font-name-complex="Arial-BoldMT"/>
    </style:style>
    <style:style style:name="T9" style:family="text">
      <style:text-properties style:font-name-asian="Arial-BoldItalicMT" style:font-name-complex="Arial-BoldItalicM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DejaVu Sans" fo:font-size="12pt" officeooo:rsid="001205fc" style:font-name-asian="Arial-BoldMT" style:font-size-asian="12pt" style:font-name-complex="Arial-BoldMT" style:font-size-complex="12pt"/>
    </style:style>
    <style:style style:name="T12" style:family="text">
      <style:text-properties fo:font-size="12pt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style:style style:name="T15" style:family="text">
      <style:text-properties officeooo:rsid="001205fc" style:font-size-complex="12pt"/>
    </style:style>
    <style:style style:name="T16" style:family="text">
      <style:text-properties officeooo:rsid="0012426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' possibile classificare i problemi in tre differente categorie rispetto alla tipologia di soluzione che ognuno di questi desidera ottenere:</text:span></text:p>
      <text:p text:style-name="P1"><text:span text:style-name="T1"/></text:p>
      <text:list xml:id="list694548384" text:style-name="L1">
        <text:list-item>
          <text:p text:style-name="P2"><text:span text:style-name="T3">problemi di ricerca:</text:span></text:p>
        </text:list-item>
        <text:list-item>
          <text:p text:style-name="P2"><text:span text:style-name="T3">problemi di decisione:</text:span></text:p>
        </text:list-item>
        <text:list-item>
          <text:p text:style-name="P2"><text:span text:style-name="T3">problemi di ottimizzazione</text:span></text:p>
        </text:list-item>
      </text:list>
      <text:p text:style-name="P3"/>
      <text:p text:style-name="P3">Nella fase di concettualizzazione si fornisce una <text:span text:style-name="T9">specifica del problema</text:span>, si stabiliscono le caratteristiche strutturali del problema senza fare riferimento ai metodi per la risoluzione.</text:p>
      <text:p text:style-name="P3"><text:span text:style-name="T5">Nella fase di realizzazione si passa dalla specifica del problema alle scelte per la sua risoluzione, che coinvolgono la definizione dell’</text:span><text:span text:style-name="T9">algoritmorisolutivo </text:span><text:span text:style-name="T5">e la </text:span><text:span text:style-name="T9">realizzazione del programma</text:span><text:span text:style-name="T5">.</text:span></text:p>
      <text:p text:style-name="P4"/>
      <text:p text:style-name="P5"><text:span text:style-name="T16">Dare una specifica del problema significa individuare le seguenti componenti:</text:span></text:p>
      <text:p text:style-name="P4"/>
      <text:list xml:id="list848444421" text:style-name="L2">
        <text:list-item>
          <text:p text:style-name="P6"><text:span text:style-name="T11">la scelta dell'input: si stabilisce che i valori di alcune delle variabili in gioco siano i dati di ingresso del problema. L'insieme di tali valori è lo spazio di input</text:span></text:p>
        </text:list-item>
        <text:list-item>
          <text:p text:style-name="P6"><text:span text:style-name="T11">la scelta dello scopo della risoluzione: si stabilisce che i valori di alcune variabili in gioco rappresentino le soluzioni del problema. L'insieme di tali valori è lo spazio delle soluzioni</text:span></text:p>
        </text:list-item>
        <text:list-item>
          <text:p text:style-name="P6"><text:span text:style-name="T11">l'identificazione del legame che i vincoli del problema impongono tra i valori dello spazio di input e i valori dello spazio delle soluzioni. Ciò conduce alla definizione della relazione caratteristica del problema</text:span></text:p>
        </text:list-item>
        <text:list-item>
          <text:p text:style-name="P6"><text:span text:style-name="T11">la determinazione di quali informazioni in uscita si vuole che il processo risolutivo del problema produca. </text:span><text:span text:style-name="T11">Q</text:span><text:span text:style-name="T11">ueste informazioni stabiliscono lo spazio di output e il quesito del proble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3-15T17:32:22</meta:creation-date>
    <dc:date>2011-03-15T18:14:45</dc:date>
    <dc:creator>packyuser </dc:creator>
    <meta:editing-duration>PT00H42M23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11" meta:word-count="217" meta:character-count="1429"/>
  </office:meta>
</office:document-meta>
</file>